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a0a19" officeooo:paragraph-rsid="001a0a19"/>
    </style:style>
    <style:style style:name="P3" style:family="paragraph" style:parent-style-name="Standard">
      <style:paragraph-properties fo:text-align="start" style:justify-single-word="false"/>
      <style:text-properties officeooo:rsid="001ad4c8" officeooo:paragraph-rsid="001ad4c8"/>
    </style:style>
    <style:style style:name="T1" style:family="text">
      <style:text-properties officeooo:rsid="001a0a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IA 1</text:p>
      <text:p text:style-name="P2"/>
      <text:p text:style-name="P1"><text:span text:style-name="T1">HTML --&gt; Principios de los 90 en el CERN</text:span></text:p>
      <text:p text:style-name="P1"/>
      <text:p text:style-name="P1"/>
      <text:p text:style-name="P3">HTML → HyperText Markup Language</text:p>
      <text:p text:style-name="P3">HTTP -→HyperText Transfer Protocol</text:p>
      <text:p text:style-name="P3"/>
      <text:p text:style-name="P3">W3C → WWW → World Wide Web Consortium</text:p>
      <text:p text:style-name="P3"/>
      <text:p text:style-name="P3">code . → Terminal de Ubuntu para abrir visual code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2T18:25:37.380971798</meta:creation-date>
    <dc:date>2022-05-02T19:32:10.946239020</dc:date>
    <meta:editing-duration>PT15M22S</meta:editing-duration>
    <meta:editing-cycles>1</meta:editing-cycles>
    <meta:document-statistic meta:table-count="0" meta:image-count="0" meta:object-count="0" meta:page-count="1" meta:paragraph-count="6" meta:word-count="39" meta:character-count="198" meta:non-whitespace-character-count="166"/>
    <meta:generator>LibreOffice/7.3.2.2$Linux_X86_64 LibreOffice_project/30$Build-2</meta:generator>
  </office:meta>
</office:document-meta>
</file>